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Times New Roman1" svg:font-family="'Times New Roman'"/>
    <style:font-face style:name="Times New Roman2" svg:font-family="'Times New Roman'" style:font-family-generic="roman"/>
    <style:font-face style:name="Liberation Sans3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marker-start-width="0.355cm" draw:marker-end-width="0.355cm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width="0.051cm" svg:stroke-color="#000000" draw:marker-start-width="0.355cm" draw:marker-end-width="0.355cm" draw:fill="none" draw:fill-color="#ffffff" draw:textarea-horizontal-align="left" draw:auto-grow-height="true" draw:auto-grow-width="true" fo:min-height="0.876cm" fo:min-width="0.434cm"/>
    </style:style>
    <style:style style:name="gr4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ff0000" draw:marker-start-width="0.355cm" draw:marker-end-width="0.355cm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svg:stroke-color="#000000" draw:marker-start-width="0.355cm" draw:marker-end-width="0.355cm" draw:fill="solid" draw:fill-color="#008000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889cm"/>
    </style:style>
    <style:style style:name="gr10" style:family="graphic" style:parent-style-name="standard">
      <style:graphic-properties svg:stroke-width="0.051cm" svg:stroke-color="#0084d1" draw:marker-start-width="0.355cm" draw:marker-end-width="0.355cm" draw:fill="solid" draw:fill-color="#0084d1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0084d1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1" fo:font-size="18pt" style:font-size-asian="18pt" style:font-size-complex="18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color="#000000" style:font-name="Symbol" fo:font-style="italic" style:font-style-asian="italic" style:font-style-complex="italic"/>
    </style:style>
    <style:style style:name="P7" style:family="paragraph">
      <style:paragraph-properties fo:text-align="center"/>
      <style:text-properties fo:color="#0084d1" style:font-name="Times New Roman2" fo:font-style="italic" style:font-style-asian="italic" style:font-style-complex="italic"/>
    </style:style>
    <style:style style:name="P8" style:family="paragraph">
      <style:paragraph-properties fo:text-align="center"/>
      <style:text-properties fo:color="#ff0000" style:font-name="Times New Roman2" fo:font-style="italic" style:font-style-asian="italic" style:font-style-complex="italic"/>
    </style:style>
    <style:style style:name="T1" style:family="text">
      <style:text-properties style:font-name="Times New Roman1" fo:font-size="18pt" fo:font-style="italic" style:font-size-asian="18pt" style:font-style-asian="italic" style:font-size-complex="18pt" style:font-style-complex="italic"/>
    </style:style>
    <style:style style:name="T2" style:family="text">
      <style:text-properties style:text-position="sub 58%" style:font-name="Times New Roman1" fo:font-size="18pt" style:font-size-asian="18pt" style:font-size-complex="18pt"/>
    </style:style>
    <style:style style:name="T3" style:family="text">
      <style:text-properties style:text-position="sub 58%" style:font-name="Times New Roman1" fo:font-size="18pt" fo:font-style="normal" style:font-size-asian="18pt" style:font-style-asian="normal" style:font-size-complex="18pt" style:font-style-complex="normal"/>
    </style:style>
    <style:style style:name="T4" style:family="text">
      <style:text-properties style:text-position="sub 58%" style:font-name="Times New Roman1"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font-name="Times New Roman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" style:family="text">
      <style:text-properties style:font-name="Symbol" fo:font-size="18pt" fo:font-style="italic" style:font-size-asian="18pt" style:font-style-asian="italic" style:font-size-complex="18pt" style:font-style-complex="italic"/>
    </style:style>
    <style:style style:name="T7" style:family="text">
      <style:text-properties fo:color="#000000" style:font-name="Symbol" fo:font-style="italic" style:font-style-asian="italic" style:font-style-complex="italic"/>
    </style:style>
    <style:style style:name="T8" style:family="text">
      <style:text-properties fo:color="#0084d1" style:font-name="Symbol" fo:font-style="italic" style:font-style-asian="italic" style:font-style-complex="italic"/>
    </style:style>
    <style:style style:name="T9" style:family="text">
      <style:text-properties fo:color="#0084d1" style:text-position="sub 58%" style:font-name="Times New Roman2" fo:font-size="18pt" fo:font-style="italic" style:font-size-asian="18pt" style:font-style-asian="italic" style:font-size-complex="18pt" style:font-style-complex="italic"/>
    </style:style>
    <style:style style:name="T10" style:family="text">
      <style:text-properties fo:color="#ff0000" style:font-name="Symbol" fo:font-style="italic" style:font-style-asian="italic" style:font-style-complex="italic"/>
    </style:style>
    <style:style style:name="T11" style:family="text">
      <style:text-properties fo:color="#ff0000" style:text-position="sub 58%" style:font-name="Times New Roman2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27cm" svg:height="1.27cm" svg:x="2.14cm" svg:y="3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34cm" svg:height="1.165cm" svg:x="2.345cm" svg:y="3.508cm">
          <draw:text-box>
            <text:p><text:span text:style-name="T1">z</text:span><text:span text:style-name="T2">1</text:span></text:p>
          </draw:text-box>
        </draw:frame>
        <draw:custom-shape draw:style-name="gr1" draw:text-style-name="P1" xml:id="id1" draw:id="id1" draw:layer="layout" svg:width="1.27cm" svg:height="1.27cm" svg:x="2.14cm" svg:y="5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34cm" svg:height="1.165cm" svg:x="2.345cm" svg:y="5.667cm">
          <draw:text-box>
            <text:p><text:span text:style-name="T1">z</text:span><text:span text:style-name="T3">2</text:span></text:p>
          </draw:text-box>
        </draw:frame>
        <draw:custom-shape draw:style-name="gr1" draw:text-style-name="P1" xml:id="id5" draw:id="id5" draw:layer="layout" svg:width="1.27cm" svg:height="1.27cm" svg:x="2.14cm" svg:y="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934cm" svg:height="1.165cm" svg:x="2.345cm" svg:y="7.826cm">
          <draw:text-box>
            <text:p><text:span text:style-name="T1">z</text:span><text:span text:style-name="T2">3</text:span></text:p>
          </draw:text-box>
        </draw:frame>
        <draw:custom-shape draw:style-name="gr1" draw:text-style-name="P1" xml:id="id7" draw:id="id7" draw:layer="layout" svg:width="1.27cm" svg:height="1.27cm" svg:x="2.14cm" svg:y="9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34cm" svg:height="1.165cm" svg:x="2.345cm" svg:y="9.985cm">
          <draw:text-box>
            <text:p><text:span text:style-name="T1">z</text:span><text:span text:style-name="T4">n</text:span></text:p>
          </draw:text-box>
        </draw:frame>
        <draw:g>
          <draw:custom-shape draw:style-name="gr4" draw:text-style-name="P1" draw:layer="layout" svg:width="0.153cm" svg:height="0.133cm" svg:x="2.708cm" svg:y="9.3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53cm" svg:height="0.132cm" svg:x="2.708cm" svg:y="9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53cm" svg:height="0.133cm" svg:x="2.708cm" svg:y="9.7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1" xml:id="id4" draw:id="id4" draw:layer="layout" svg:width="0.508cm" svg:height="0.508cm" svg:x="6.966cm" svg:y="3.494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.41cm" svg:y1="6.283cm" svg:x2="6.966cm" svg:y2="6.182cm" draw:start-shape="id1" draw:start-glue-point="10" draw:end-shape="id2" draw:end-glue-point="3" svg:d="M3410 6283l3556-101" svg:viewBox="0 0 3557 102">
          <text:p/>
        </draw:connector>
        <draw:connector draw:style-name="gr6" draw:text-style-name="P1" draw:layer="layout" draw:type="line" svg:x1="3.41cm" svg:y1="4.124cm" svg:x2="6.966cm" svg:y2="3.748cm" draw:start-shape="id3" draw:start-glue-point="10" draw:end-shape="id4" draw:end-glue-point="3" svg:d="M3410 4124l3556-376" svg:viewBox="0 0 3557 377">
          <text:p/>
        </draw:connector>
        <draw:connector draw:style-name="gr6" draw:text-style-name="P1" draw:layer="layout" draw:type="line" svg:x1="3.41cm" svg:y1="8.442cm" svg:x2="6.966cm" svg:y2="8.55cm" draw:start-shape="id5" draw:start-glue-point="10" draw:end-shape="id6" draw:end-glue-point="3" svg:d="M3410 8442l3556 108" svg:viewBox="0 0 3557 109">
          <text:p/>
        </draw:connector>
        <draw:connector draw:style-name="gr6" draw:text-style-name="P1" draw:layer="layout" draw:type="line" svg:x1="3.41cm" svg:y1="10.601cm" svg:x2="6.966cm" svg:y2="10.951cm" draw:start-shape="id7" draw:start-glue-point="10" draw:end-shape="id8" draw:end-glue-point="3" svg:d="M3410 10601l3556 350" svg:viewBox="0 0 3557 351">
          <text:p/>
        </draw:connector>
        <draw:connector draw:style-name="gr6" draw:text-style-name="P1" draw:layer="layout" draw:type="line" svg:x1="7.474cm" svg:y1="3.748cm" svg:x2="10.311cm" svg:y2="7.367cm" draw:start-shape="id4" draw:start-glue-point="1" draw:end-shape="id9" draw:end-glue-point="6" svg:d="M7474 3748l2837 3619" svg:viewBox="0 0 2838 3620">
          <text:p/>
        </draw:connector>
        <draw:connector draw:style-name="gr6" draw:text-style-name="P1" draw:layer="layout" draw:type="line" svg:x1="7.474cm" svg:y1="10.951cm" svg:x2="10.311cm" svg:y2="7.367cm" draw:start-shape="id8" draw:start-glue-point="1" draw:end-shape="id9" draw:end-glue-point="6" svg:d="M7474 10951l2837-3584" svg:viewBox="0 0 2838 3585">
          <text:p/>
        </draw:connector>
        <draw:connector draw:style-name="gr6" draw:text-style-name="P1" draw:layer="layout" draw:type="line" svg:x1="7.474cm" svg:y1="5.472cm" svg:x2="10.31cm" svg:y2="4.866cm" draw:start-shape="id10" draw:start-glue-point="1" draw:end-shape="id11" draw:end-glue-point="6" svg:d="M7474 5472l2836-606" svg:viewBox="0 0 2837 607">
          <text:p/>
        </draw:connector>
        <draw:custom-shape draw:style-name="gr5" draw:text-style-name="P1" xml:id="id13" draw:id="id13" draw:layer="layout" svg:width="0.508cm" svg:height="0.508cm" svg:x="6.966cm" svg:y="4.2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0.508cm" svg:height="0.508cm" svg:x="6.966cm" svg:y="2.784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.474cm" svg:y1="3.038cm" svg:x2="10.31cm" svg:y2="4.866cm" draw:start-shape="id12" draw:start-glue-point="1" draw:end-shape="id11" draw:end-glue-point="6" svg:d="M7474 3038l2836 1828" svg:viewBox="0 0 2837 1829">
          <text:p/>
        </draw:connector>
        <draw:connector draw:style-name="gr6" draw:text-style-name="P1" draw:layer="layout" draw:type="line" svg:x1="3.41cm" svg:y1="4.124cm" svg:x2="6.966cm" svg:y2="4.461cm" draw:start-shape="id3" draw:start-glue-point="10" draw:end-shape="id13" draw:end-glue-point="3" svg:d="M3410 4124l3556 337" svg:viewBox="0 0 3557 338">
          <text:p/>
        </draw:connector>
        <draw:connector draw:style-name="gr6" draw:text-style-name="P1" draw:layer="layout" draw:type="line" svg:x1="7.474cm" svg:y1="4.461cm" svg:x2="10.312cm" svg:y2="9.868cm" draw:start-shape="id13" draw:start-glue-point="1" draw:end-shape="id14" draw:end-glue-point="6" svg:d="M7474 4461l2838 5407" svg:viewBox="0 0 2839 5408">
          <text:p/>
        </draw:connector>
        <draw:connector draw:style-name="gr6" draw:text-style-name="P1" draw:layer="layout" draw:type="line" svg:x1="7.474cm" svg:y1="6.895cm" svg:x2="10.312cm" svg:y2="9.868cm" draw:start-shape="id15" draw:start-glue-point="1" draw:end-shape="id14" draw:end-glue-point="6" svg:d="M7474 6895l2838 2973" svg:viewBox="0 0 2839 2974">
          <text:p/>
        </draw:connector>
        <draw:connector draw:style-name="gr6" draw:text-style-name="P1" draw:layer="layout" draw:type="line" svg:x1="7.474cm" svg:y1="11.664cm" svg:x2="10.312cm" svg:y2="9.868cm" draw:start-shape="id16" draw:start-glue-point="1" draw:end-shape="id14" draw:end-glue-point="6" svg:d="M7474 11664l2838-1796" svg:viewBox="0 0 2839 1797">
          <text:p/>
        </draw:connector>
        <draw:connector draw:style-name="gr6" draw:text-style-name="P1" draw:layer="layout" draw:type="line" svg:x1="3.41cm" svg:y1="4.124cm" svg:x2="6.966cm" svg:y2="3.038cm" draw:start-shape="id3" draw:start-glue-point="10" draw:end-shape="id12" draw:end-glue-point="3" svg:d="M3410 4124l3556-1086" svg:viewBox="0 0 3557 1087">
          <text:p/>
        </draw:connector>
        <draw:custom-shape draw:style-name="gr5" draw:text-style-name="P1" xml:id="id2" draw:id="id2" draw:layer="layout" svg:width="0.508cm" svg:height="0.508cm" svg:x="6.966cm" svg:y="5.9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5" draw:id="id15" draw:layer="layout" svg:width="0.508cm" svg:height="0.508cm" svg:x="6.966cm" svg:y="6.6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0.508cm" svg:height="0.508cm" svg:x="6.966cm" svg:y="5.2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0.508cm" svg:height="0.508cm" svg:x="6.966cm" svg:y="8.2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8" draw:id="id18" draw:layer="layout" svg:width="0.508cm" svg:height="0.508cm" svg:x="6.966cm" svg:y="9.0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7" draw:id="id17" draw:layer="layout" svg:width="0.508cm" svg:height="0.508cm" svg:x="6.966cm" svg:y="7.5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0.508cm" svg:height="0.508cm" svg:x="6.966cm" svg:y="10.6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6" draw:id="id16" draw:layer="layout" svg:width="0.508cm" svg:height="0.508cm" svg:x="6.966cm" svg:y="11.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9" draw:id="id19" draw:layer="layout" svg:width="0.508cm" svg:height="0.508cm" svg:x="6.966cm" svg:y="9.987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.41cm" svg:y1="6.283cm" svg:x2="6.966cm" svg:y2="5.472cm" draw:start-shape="id1" draw:start-glue-point="10" draw:end-shape="id10" draw:end-glue-point="3" svg:d="M3410 6283l3556-811" svg:viewBox="0 0 3557 812">
          <text:p/>
        </draw:connector>
        <draw:connector draw:style-name="gr6" draw:text-style-name="P1" draw:layer="layout" draw:type="line" svg:x1="3.41cm" svg:y1="6.283cm" svg:x2="6.966cm" svg:y2="6.895cm" draw:start-shape="id1" draw:start-glue-point="10" draw:end-shape="id15" draw:end-glue-point="3" svg:d="M3410 6283l3556 612" svg:viewBox="0 0 3557 613">
          <text:p/>
        </draw:connector>
        <draw:connector draw:style-name="gr6" draw:text-style-name="P1" draw:layer="layout" draw:type="line" svg:x1="7.474cm" svg:y1="6.182cm" svg:x2="10.311cm" svg:y2="7.367cm" draw:start-shape="id2" draw:start-glue-point="1" draw:end-shape="id9" draw:end-glue-point="6" svg:d="M7474 6182l2837 1185" svg:viewBox="0 0 2838 1186">
          <text:p/>
        </draw:connector>
        <draw:connector draw:style-name="gr6" draw:text-style-name="P1" draw:layer="layout" draw:type="line" svg:x1="7.474cm" svg:y1="7.84cm" svg:x2="10.321cm" svg:y2="4.851cm" draw:start-shape="id17" draw:start-glue-point="1" svg:d="M7474 7840l2847-2989" svg:viewBox="0 0 2848 2990">
          <text:p/>
        </draw:connector>
        <draw:connector draw:style-name="gr6" draw:text-style-name="P1" draw:layer="layout" draw:type="line" svg:x1="7.474cm" svg:y1="8.55cm" svg:x2="10.311cm" svg:y2="7.367cm" draw:start-shape="id6" draw:start-glue-point="1" draw:end-shape="id9" draw:end-glue-point="6" svg:d="M7474 8550l2837-1183" svg:viewBox="0 0 2838 1184">
          <text:p/>
        </draw:connector>
        <draw:connector draw:style-name="gr6" draw:text-style-name="P1" draw:layer="layout" draw:type="line" svg:x1="3.41cm" svg:y1="8.442cm" svg:x2="6.966cm" svg:y2="7.84cm" draw:start-shape="id5" draw:start-glue-point="10" draw:end-shape="id17" draw:end-glue-point="3" svg:d="M3410 8442l3556-602" svg:viewBox="0 0 3557 603">
          <text:p/>
        </draw:connector>
        <draw:connector draw:style-name="gr6" draw:text-style-name="P1" draw:layer="layout" draw:type="line" svg:x1="3.41cm" svg:y1="8.442cm" svg:x2="6.966cm" svg:y2="9.263cm" draw:start-shape="id5" draw:start-glue-point="10" draw:end-shape="id18" draw:end-glue-point="3" svg:d="M3410 8442l3556 821" svg:viewBox="0 0 3557 822">
          <text:p/>
        </draw:connector>
        <draw:connector draw:style-name="gr6" draw:text-style-name="P1" draw:layer="layout" draw:type="line" svg:x1="3.41cm" svg:y1="10.601cm" svg:x2="6.966cm" svg:y2="11.664cm" draw:start-shape="id7" draw:start-glue-point="10" draw:end-shape="id16" draw:end-glue-point="3" svg:d="M3410 10601l3556 1063" svg:viewBox="0 0 3557 1064">
          <text:p/>
        </draw:connector>
        <draw:connector draw:style-name="gr6" draw:text-style-name="P1" draw:layer="layout" draw:type="line" svg:x1="3.41cm" svg:y1="10.601cm" svg:x2="6.966cm" svg:y2="10.241cm" draw:start-shape="id7" draw:start-glue-point="10" draw:end-shape="id19" draw:end-glue-point="3" svg:d="M3410 10601l3556-360" svg:viewBox="0 0 3557 361">
          <text:p/>
        </draw:connector>
        <draw:connector draw:style-name="gr6" draw:text-style-name="P1" draw:layer="layout" draw:type="line" svg:x1="7.474cm" svg:y1="9.263cm" svg:x2="10.312cm" svg:y2="9.868cm" draw:start-shape="id18" draw:start-glue-point="1" draw:end-shape="id14" draw:end-glue-point="6" svg:d="M7474 9263l2838 605" svg:viewBox="0 0 2839 606">
          <text:p/>
        </draw:connector>
        <draw:connector draw:style-name="gr6" draw:text-style-name="P1" draw:layer="layout" draw:type="line" svg:x1="7.474cm" svg:y1="10.241cm" svg:x2="10.31cm" svg:y2="4.866cm" draw:start-shape="id19" draw:start-glue-point="1" draw:end-shape="id11" draw:end-glue-point="6" svg:d="M7474 10241l2836-5375" svg:viewBox="0 0 2837 5376">
          <text:p/>
        </draw:connector>
        <draw:frame draw:style-name="gr2" draw:text-style-name="P4" draw:layer="layout" svg:width="1.188cm" svg:height="1.271cm" svg:x="1.045cm" svg:y="3.209cm">
          <draw:text-box>
            <text:p text:style-name="P3"><text:span text:style-name="T5">...</text:span></text:p>
          </draw:text-box>
        </draw:frame>
        <draw:frame draw:style-name="gr2" draw:text-style-name="P4" draw:layer="layout" svg:width="1.188cm" svg:height="1.271cm" svg:x="1.045cm" svg:y="5.368cm">
          <draw:text-box>
            <text:p text:style-name="P3"><text:span text:style-name="T5">...</text:span></text:p>
          </draw:text-box>
        </draw:frame>
        <draw:frame draw:style-name="gr3" draw:text-style-name="P4" draw:layer="layout" svg:width="1.188cm" svg:height="1.271cm" svg:x="1.045cm" svg:y="7.527cm">
          <draw:text-box>
            <text:p text:style-name="P3"><text:span text:style-name="T5">...</text:span></text:p>
          </draw:text-box>
        </draw:frame>
        <draw:frame draw:style-name="gr2" draw:text-style-name="P4" draw:layer="layout" svg:width="1.188cm" svg:height="1.271cm" svg:x="1.045cm" svg:y="9.686cm">
          <draw:text-box>
            <text:p text:style-name="P3"><text:span text:style-name="T5">...</text:span></text:p>
          </draw:text-box>
        </draw:frame>
        <draw:custom-shape draw:style-name="gr1" draw:text-style-name="P1" xml:id="id20" draw:id="id20" draw:layer="layout" svg:width="1.27cm" svg:height="1.27cm" svg:x="16.696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0.832cm" svg:height="1.081cm" svg:x="16.901cm" svg:y="6.849cm">
          <draw:text-box>
            <text:p><text:span text:style-name="T6">q</text:span></text:p>
          </draw:text-box>
        </draw:frame>
        <draw:custom-shape draw:style-name="gr7" draw:text-style-name="P1" xml:id="id21" draw:id="id21" draw:layer="layout" svg:width="0.508cm" svg:height="0.508cm" svg:x="20.042cm" svg:y="7.109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7.966cm" svg:y1="7.365cm" svg:x2="20.042cm" svg:y2="7.363cm" draw:start-shape="id20" draw:start-glue-point="10" draw:end-shape="id21" draw:end-glue-point="3" svg:d="M17966 7365l2076-2" svg:viewBox="0 0 2077 3">
          <text:p/>
        </draw:connector>
        <draw:frame draw:style-name="gr9" draw:text-style-name="P6" draw:layer="layout" svg:width="0.992cm" svg:height="1.139cm" svg:x="19.807cm" svg:y="6.171cm">
          <draw:text-box>
            <text:p text:style-name="P6"><text:span text:style-name="T7">p</text:span></text:p>
          </draw:text-box>
        </draw:frame>
        <draw:custom-shape draw:style-name="gr1" draw:text-style-name="P1" xml:id="id11" draw:id="id11" draw:layer="layout" svg:width="1.27cm" svg:height="1.27cm" svg:x="10.31cm" svg:y="4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27cm" svg:height="1.27cm" svg:x="10.311cm" svg:y="6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27cm" svg:height="1.27cm" svg:x="10.312cm" svg:y="9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66cm" svg:height="1.165cm" svg:x="10.534cm" svg:y="4.324cm">
          <draw:text-box>
            <text:p><text:span text:style-name="T1">t</text:span><text:span text:style-name="T2">1</text:span></text:p>
          </draw:text-box>
        </draw:frame>
        <draw:frame draw:style-name="gr2" draw:text-style-name="P2" draw:layer="layout" svg:width="0.866cm" svg:height="1.165cm" svg:x="10.534cm" svg:y="6.825cm">
          <draw:text-box>
            <text:p><text:span text:style-name="T1">t</text:span><text:span text:style-name="T4">2</text:span></text:p>
          </draw:text-box>
        </draw:frame>
        <draw:frame draw:style-name="gr2" draw:text-style-name="P2" draw:layer="layout" svg:width="0.947cm" svg:height="1.165cm" svg:x="10.534cm" svg:y="9.326cm">
          <draw:text-box>
            <text:p><text:span text:style-name="T1">t</text:span><text:span text:style-name="T4">m</text:span></text:p>
          </draw:text-box>
        </draw:frame>
        <draw:g>
          <draw:custom-shape draw:style-name="gr4" draw:text-style-name="P1" draw:layer="layout" svg:width="0.153cm" svg:height="0.133cm" svg:x="10.897cm" svg:y="8.5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53cm" svg:height="0.132cm" svg:x="10.897cm" svg:y="8.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53cm" svg:height="0.133cm" svg:x="10.897cm" svg:y="8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1" xml:id="id22" draw:id="id22" draw:layer="layout" svg:width="0.508cm" svg:height="0.508cm" svg:x="13.744cm" svg:y="7.138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14.252cm" svg:y1="7.392cm" svg:x2="16.696cm" svg:y2="7.365cm" draw:start-shape="id22" draw:start-glue-point="1" draw:end-shape="id20" draw:end-glue-point="6" svg:d="M14252 7392l2444-27" svg:viewBox="0 0 2445 28">
          <text:p/>
        </draw:connector>
        <draw:connector draw:style-name="gr11" draw:text-style-name="P1" draw:layer="layout" draw:type="line" svg:x1="11.581cm" svg:y1="7.367cm" svg:x2="13.744cm" svg:y2="7.392cm" draw:start-shape="id9" draw:start-glue-point="10" draw:end-shape="id22" draw:end-glue-point="3" svg:d="M11581 7367l2163 25" svg:viewBox="0 0 2164 26">
          <text:p/>
        </draw:connector>
        <draw:connector draw:style-name="gr11" draw:text-style-name="P1" draw:layer="layout" draw:type="line" svg:x1="11.58cm" svg:y1="4.866cm" svg:x2="13.742cm" svg:y2="4.862cm" draw:start-shape="id11" draw:start-glue-point="10" draw:end-shape="id23" draw:end-glue-point="3" svg:d="M11580 4866l2162-4" svg:viewBox="0 0 2163 5">
          <text:p/>
        </draw:connector>
        <draw:connector draw:style-name="gr11" draw:text-style-name="P1" draw:layer="layout" draw:type="line" svg:x1="11.582cm" svg:y1="9.868cm" svg:x2="13.742cm" svg:y2="9.892cm" draw:start-shape="id14" draw:start-glue-point="10" draw:end-shape="id24" draw:end-glue-point="3" svg:d="M11582 9868l2160 24" svg:viewBox="0 0 2161 25">
          <text:p/>
        </draw:connector>
        <draw:frame draw:style-name="gr9" draw:text-style-name="P7" draw:layer="layout" svg:width="1.17cm" svg:height="1.241cm" svg:x="13.407cm" svg:y="5.982cm">
          <draw:text-box>
            <text:p text:style-name="P7"><text:span text:style-name="T8">g</text:span><text:span text:style-name="T9">2</text:span></text:p>
          </draw:text-box>
        </draw:frame>
        <draw:custom-shape draw:style-name="gr10" draw:text-style-name="P1" xml:id="id23" draw:id="id23" draw:layer="layout" svg:width="0.508cm" svg:height="0.508cm" svg:x="13.742cm" svg:y="4.608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.17cm" svg:height="1.241cm" svg:x="13.405cm" svg:y="3.452cm">
          <draw:text-box>
            <text:p text:style-name="P7"><text:span text:style-name="T8">g</text:span><text:span text:style-name="T9">1</text:span></text:p>
          </draw:text-box>
        </draw:frame>
        <draw:custom-shape draw:style-name="gr10" draw:text-style-name="P1" xml:id="id24" draw:id="id24" draw:layer="layout" svg:width="0.508cm" svg:height="0.508cm" svg:x="13.742cm" svg:y="9.638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.17cm" svg:height="1.241cm" svg:x="13.405cm" svg:y="8.482cm">
          <draw:text-box>
            <text:p text:style-name="P7"><text:span text:style-name="T8">g</text:span><text:span text:style-name="T9">m</text:span></text:p>
          </draw:text-box>
        </draw:frame>
        <draw:connector draw:style-name="gr11" draw:text-style-name="P1" draw:layer="layout" draw:type="line" svg:x1="14.25cm" svg:y1="4.862cm" svg:x2="16.696cm" svg:y2="7.365cm" draw:start-shape="id23" draw:start-glue-point="1" draw:end-shape="id20" draw:end-glue-point="6" svg:d="M14250 4862l2446 2503" svg:viewBox="0 0 2447 2504">
          <text:p/>
        </draw:connector>
        <draw:connector draw:style-name="gr11" draw:text-style-name="P1" draw:layer="layout" draw:type="line" svg:x1="14.25cm" svg:y1="9.892cm" svg:x2="16.696cm" svg:y2="7.365cm" draw:start-shape="id24" draw:start-glue-point="1" draw:end-shape="id20" draw:end-glue-point="6" svg:d="M14250 9892l2446-2527" svg:viewBox="0 0 2447 2528">
          <text:p/>
        </draw:connector>
        <draw:frame draw:style-name="gr9" draw:text-style-name="P8" draw:layer="layout" svg:width="1.38cm" svg:height="1.241cm" svg:x="6.605cm" svg:y="1.653cm">
          <draw:text-box>
            <text:p text:style-name="P8"><text:span text:style-name="T10">b</text:span><text:span text:style-name="T11">11</text:span></text:p>
          </draw:text-box>
        </draw:frame>
        <draw:frame draw:style-name="gr9" draw:text-style-name="P8" draw:layer="layout" svg:width="1.38cm" svg:height="1.241cm" svg:x="6.605cm" svg:y="11.754cm">
          <draw:text-box>
            <text:p text:style-name="P8"><text:span text:style-name="T10">b</text:span><text:span text:style-name="T11">n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Times New Roman1" svg:font-family="'Times New Roman'"/>
    <style:font-face style:name="Times New Roman2" svg:font-family="'Times New Roman'" style:font-family-generic="roman"/>
    <style:font-face style:name="Liberation Sans3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che </meta:initial-creator>
    <meta:creation-date>2015-12-04T14:48:31.721316019</meta:creation-date>
    <meta:generator>LibreOffice/4.2.8.2$Linux_X86_64 LibreOffice_project/420m0$Build-2</meta:generator>
    <dc:date>2015-12-11T15:02:19.409955480</dc:date>
    <dc:creator>roche </dc:creator>
    <meta:editing-duration>PT1H19M7S</meta:editing-duration>
    <meta:editing-cycles>25</meta:editing-cycles>
    <meta:document-statistic meta:object-count="81"/>
  </office:meta>
</office:document-meta>
</file>